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0.306cm" fo:margin-left="1.663cm" table:align="left"/>
    </style:style>
    <style:style style:name="Table2.A" style:family="table-column">
      <style:table-column-properties style:column-width="5.699cm"/>
    </style:style>
    <style:style style:name="Table2.B" style:family="table-column">
      <style:table-column-properties style:column-width="4.607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269d81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34b02e" officeooo:paragraph-rsid="0040ac5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34b02e" officeooo:paragraph-rsid="00441cd6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19c7" officeooo:paragraph-rsid="003f19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ac5b" officeooo:paragraph-rsid="0040a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ac5b" officeooo:paragraph-rsid="00448f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54c2" officeooo:paragraph-rsid="00435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2724" officeooo:paragraph-rsid="004727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e561" officeooo:paragraph-rsid="0044e5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style:writing-mode="lr-tb"/>
      <style:text-properties officeooo:rsid="00269d81" officeooo:paragraph-rsid="00269d81"/>
    </style:style>
    <style:style style:name="P11" style:family="paragraph" style:parent-style-name="Standard">
      <style:paragraph-properties style:writing-mode="lr-tb"/>
      <style:text-properties officeooo:rsid="002c94d8" officeooo:paragraph-rsid="002c94d8"/>
    </style:style>
    <style:style style:name="P12" style:family="paragraph" style:parent-style-name="Text_20_body">
      <style:paragraph-properties fo:text-align="center" style:justify-single-word="false"/>
      <style:text-properties officeooo:rsid="00340bd6" officeooo:paragraph-rsid="00340bd6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316403" officeooo:paragraph-rsid="002b6d2c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316403" officeooo:paragraph-rsid="0034b02e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34b02e" officeooo:paragraph-rsid="0034b02e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weight="normal" officeooo:rsid="0034b02e" officeooo:paragraph-rsid="00438209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officeooo:paragraph-rsid="0034b02e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40ac5b" officeooo:paragraph-rsid="0040ac5b" style:font-size-asian="12pt" style:font-style-asian="normal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316403" officeooo:paragraph-rsid="0040ac5b" style:font-weight-asian="normal" style:font-weight-complex="normal"/>
    </style:style>
    <style:style style:name="T1" style:family="text">
      <style:text-properties fo:color="#6a8759" style:font-name="Liberation Serif" fo:font-size="12pt" fo:font-style="normal" officeooo:rsid="00305d74" style:font-size-asian="12pt" style:font-style-asian="normal" style:font-size-complex="12pt"/>
    </style:style>
    <style:style style:name="T2" style:family="text">
      <style:text-properties fo:color="#000000" style:font-name="Liberation Serif" fo:font-size="12pt" fo:font-style="normal" officeooo:rsid="002c94d8" style:font-size-asian="12pt" style:font-style-asian="normal" style:font-size-complex="12pt"/>
    </style:style>
    <style:style style:name="T3" style:family="text">
      <style:text-properties fo:color="#000000" style:font-name="Liberation Serif" fo:font-size="12pt" fo:font-style="normal" officeooo:rsid="00305d74" style:font-size-asian="12pt" style:font-style-asian="normal" style:font-size-complex="12pt"/>
    </style:style>
    <style:style style:name="T4" style:family="text">
      <style:text-properties fo:color="#000000" style:font-name="Liberation Serif" fo:font-size="12pt" fo:font-style="normal" officeooo:rsid="00382e25" style:font-size-asian="12pt" style:font-style-asian="normal" style:font-size-complex="12pt"/>
    </style:style>
    <style:style style:name="T5" style:family="text">
      <style:text-properties fo:color="#000000" style:font-name="Liberation Serif" fo:font-size="12pt" fo:font-style="normal" officeooo:rsid="0040ac5b" style:font-size-asian="12pt" style:font-style-asian="normal" style:font-size-complex="12pt"/>
    </style:style>
    <style:style style:name="T6" style:family="text">
      <style:text-properties fo:color="#000000" style:font-name="Liberation Serif" fo:font-size="12pt" fo:font-style="normal" officeooo:rsid="00438209" style:font-size-asian="12pt" style:font-style-asian="normal" style:font-size-complex="12pt"/>
    </style:style>
    <style:style style:name="T7" style:family="text">
      <style:text-properties fo:color="#000000" style:font-name="Liberation Serif" fo:font-size="12pt" fo:font-style="normal" officeooo:rsid="00472724" style:font-size-asian="12pt" style:font-style-asian="normal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16403" style:font-weight-asian="bold" style:font-weight-complex="bold"/>
    </style:style>
    <style:style style:name="T10" style:family="text">
      <style:text-properties fo:font-weight="bold" officeooo:rsid="003b637e" style:font-weight-asian="bold" style:font-weight-complex="bold"/>
    </style:style>
    <style:style style:name="T11" style:family="text">
      <style:text-properties officeooo:rsid="00348f81"/>
    </style:style>
    <style:style style:name="T12" style:family="text">
      <style:text-properties officeooo:rsid="0034b02e"/>
    </style:style>
    <style:style style:name="T13" style:family="text">
      <style:text-properties officeooo:rsid="0035f6ba"/>
    </style:style>
    <style:style style:name="T14" style:family="text">
      <style:text-properties fo:color="#ff0000"/>
    </style:style>
    <style:style style:name="T15" style:family="text">
      <style:text-properties fo:color="#ff0000" officeooo:rsid="00348f81"/>
    </style:style>
    <style:style style:name="T16" style:family="text">
      <style:text-properties fo:color="#ff0000" officeooo:rsid="0034b02e"/>
    </style:style>
    <style:style style:name="T17" style:family="text">
      <style:text-properties fo:color="#ff0000" officeooo:rsid="0035f6ba"/>
    </style:style>
    <style:style style:name="T18" style:family="text">
      <style:text-properties fo:color="#ff0000" officeooo:rsid="00438209"/>
    </style:style>
    <style:style style:name="T19" style:family="text">
      <style:text-properties fo:color="#ff0000" officeooo:rsid="00472724"/>
    </style:style>
    <style:style style:name="T20" style:family="text">
      <style:text-properties officeooo:rsid="0039c6d8"/>
    </style:style>
    <style:style style:name="T21" style:family="text">
      <style:text-properties officeooo:rsid="004354c2"/>
    </style:style>
    <style:style style:name="T22" style:family="text">
      <style:text-properties officeooo:rsid="00438209"/>
    </style:style>
    <style:style style:name="T23" style:family="text">
      <style:text-properties officeooo:rsid="0046947d"/>
    </style:style>
    <style:style style:name="T24" style:family="text">
      <style:text-properties officeooo:rsid="0049206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2"><text:span text:style-name="T9">s</text:span><text:span text:style-name="T8">entence/query similarity </text:span><text:span text:style-name="T10">deneysel </text:span><text:span text:style-name="T8">sonuçlar</text:span></text:p>
      <text:p text:style-name="P13">* <text:span text:style-name="T11">Bu çalışmada sentence/query similarity ölçümünde 4 farklı yöntemden elde edilen sonuçlar karşılaştırılmıştır.</text:span></text:p>
      <text:p text:style-name="P13">* <text:span text:style-name="T15">Dataset:</text:span><text:span text:style-name="T11"> </text:span><text:a xlink:type="simple" xlink:href="https://github.com/savasy/QuestionParaphrasesForTurkish/blob/master/TurkQP.csv" text:style-name="Internet_20_link" text:visited-style-name="Visited_20_Internet_20_Link"><text:span text:style-name="T11">https://github.com/savasy/QuestionParaphrasesForTurkish/blob/master/TurkQP.csv</text:span></text:a><text:span text:style-name="T11"> <text:s/>Savaş Yıldırım, Turkish question paraphrase dataset</text:span></text:p>
      <text:p text:style-name="P14">* <text:span text:style-name="T16">1. yöntem - kelime kök eşleşmesi jaccard puanı:</text:span><text:span text:style-name="T12"> Verilen q1 ve q2 querylerindeki unique kelimeler üzerinden jaccard puan hesaplanmıştır. (</text:span><text:a xlink:type="simple" xlink:href="https://en.wikipedia.org/wiki/Jaccard_index" text:style-name="Internet_20_link" text:visited-style-name="Visited_20_Internet_20_Link"><text:span text:style-name="T12">https://en.wikipedia.org/wiki/Jaccard_index</text:span></text:a><text:span text:style-name="T12">) </text:span></text:p>
      <text:p text:style-name="P15">* <text:span text:style-name="T19">2</text:span><text:span text:style-name="T14">. yöntem – tf-idf vektör benzerliği:</text:span> <text:s/>Verilen q1 ve q2 queryleri için tf-idf vektör elde edilip cosine similarity hesaplanmıştır.</text:p>
      <text:p text:style-name="P16">* <text:span text:style-name="T19">3</text:span><text:span text:style-name="T18">. yöntem – fasttext vektör benzerliği:</text:span><text:span text:style-name="T22"> </text:span>Verilen q1 ve q2 queryleri için <text:span text:style-name="T22">fasttext</text:span> vektör elde edilip cosine similarity hesaplanmıştır.</text:p>
      <text:p text:style-name="P15">* <text:span text:style-name="T19">4</text:span><text:span text:style-name="T14">. yöntem – LSTM tabanlı Siamese Network:</text:span> <text:s/>Verilen q1 ve q2 query temsilleri lstm siamese network ile eğitilmiş ve query similarity hesaplanmasında kullanılmıştır. Embedding layer fasttext kelime vektörleri ile ilklendirilmiştir.</text:p>
      <text:p text:style-name="P15">* <text:span text:style-name="T13">Yapılan denemeler sonucunda aynı test seti üzerinde </text:span><text:span text:style-name="T19">4</text:span><text:span text:style-name="T17">. yöntemden</text:span><text:span text:style-name="T13"> diğerlerine göre daha yüksek başarım değeri (accuracy) elde edilmiştir. Detaylı sonuçlar tabloda verilmiştir.</text:span></text:p>
      <text:p text:style-name="P2"><text:span text:style-name="T3">* </text:span><text:span text:style-name="T7">5</text:span><text:span text:style-name="T5">. yöntem </text:span><text:span text:style-name="T6">olarak</text:span><text:span text:style-name="T5"> BERT çıktılarının Siamese networke verilmesi ve </text:span><text:span text:style-name="T7">4</text:span><text:span text:style-name="T5">. yöntem ile sonuçların karşılaştırılması amaçlanmaktadır.</text:span></text:p>
      <text:p text:style-name="P18"/>
      <text:p text:style-name="P3"><text:span text:style-name="T2">* </text:span><text:span text:style-name="T4">Model kodlarına </text:span><text:a xlink:type="simple" xlink:href="https://github.com/gurkan08/lstm_siamese_sentence_similarity" text:style-name="Internet_20_link" text:visited-style-name="Visited_20_Internet_20_Link">https://github.com/gurkan08/lstm_siamese_sentence_similarity</text:a><text:span text:style-name="T1"> </text:span><text:span text:style-name="T3"><text:s/>adresinden ulaşabilirsiniz.</text:span></text:p>
      <text:p text:style-name="P19"><text:s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Metod</text:p>
          </table:table-cell>
          <table:table-cell table:style-name="Table2.B1" office:value-type="string">
            <text:p text:style-name="P4">Accuracy (test set)</text:p>
          </table:table-cell>
        </table:table-row>
        <table:table-row>
          <table:table-cell table:style-name="Table2.A2" office:value-type="string">
            <text:p text:style-name="P5">1. yöntem <text:span text:style-name="T21">(jaccard)</text:span></text:p>
          </table:table-cell>
          <table:table-cell table:style-name="Table2.B2" office:value-type="string">
            <text:p text:style-name="P7">0.74</text:p>
          </table:table-cell>
        </table:table-row>
        <table:table-row>
          <table:table-cell table:style-name="Table2.A2" office:value-type="string">
            <text:p text:style-name="P5"><text:span text:style-name="T24">2</text:span>. yöntem <text:span text:style-name="T21">(tfidf)</text:span></text:p>
          </table:table-cell>
          <table:table-cell table:style-name="Table2.B2" office:value-type="string">
            <text:p text:style-name="P7">0.72</text:p>
          </table:table-cell>
        </table:table-row>
        <table:table-row>
          <table:table-cell table:style-name="Table2.A2" office:value-type="string">
            <text:p text:style-name="P5"><text:span text:style-name="T24">3</text:span>. yöntem <text:span text:style-name="T21">(fasttext)</text:span></text:p>
          </table:table-cell>
          <table:table-cell table:style-name="Table2.B2" office:value-type="string">
            <text:p text:style-name="P8">0.48</text:p>
          </table:table-cell>
        </table:table-row>
        <table:table-row>
          <table:table-cell table:style-name="Table2.A2" office:value-type="string">
            <text:p text:style-name="P6"><text:span text:style-name="T24">4</text:span>. yöntem <text:span text:style-name="T21">(lstm-siamese)</text:span></text:p>
          </table:table-cell>
          <table:table-cell table:style-name="Table2.B2" office:value-type="string">
            <text:p text:style-name="P9">0.8<text:span text:style-name="T23">2</text:span></text:p>
          </table:table-cell>
        </table:table-row>
      </table:table>
      <text:p text:style-name="P17"/>
      <text:p text:style-name="P17"/>
      <text:p text:style-name="P1">--</text:p>
      <text:p text:style-name="P11"><text:span text:style-name="T20">09</text:span>/<text:span text:style-name="T20">12</text:span>/2020</text:p>
      <text:p text:style-name="P10">Gürkan Şah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0:41:17.166000000</meta:creation-date>
    <meta:generator>LibreOffice/6.1.2.1$Windows_X86_64 LibreOffice_project/65905a128db06ba48db947242809d14d3f9a93fe</meta:generator>
    <dc:date>2020-12-09T15:35:22.858000000</dc:date>
    <meta:editing-duration>PT1H36M20S</meta:editing-duration>
    <meta:editing-cycles>49</meta:editing-cycles>
    <meta:document-statistic meta:table-count="1" meta:image-count="0" meta:object-count="0" meta:page-count="1" meta:paragraph-count="24" meta:word-count="184" meta:character-count="1532" meta:non-whitespace-character-count="1362"/>
  </office:meta>
</office:document-meta>
</file>